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0000001A8F3FF588426D2B3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45cm" fo:min-width="2.6cm" draw:shadow-opacity="50%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45cm" fo:min-width="2.5cm" draw:shadow-opacity="50%"/>
    </style:style>
    <style:style style:name="gr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55cm" fo:min-width="2.6cm" draw:shadow-opacity="50%"/>
    </style:style>
    <style:style style:name="gr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55cm" fo:min-width="2.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600" style:text-outline="true" fo:font-size="80pt" fo:font-weight="bold" style:font-size-asian="18pt" style:font-size-complex="18pt"/>
    </style:style>
    <style:style style:name="P3" style:family="paragraph">
      <loext:graphic-properties draw:fill="solid" draw:fill-color="#729fcf" draw:opacity="50%"/>
      <style:paragraph-properties fo:text-align="center"/>
      <style:text-properties fo:color="#ff6600" style:text-outline="true" fo:font-size="80pt" fo:font-weight="bold" style:font-size-asian="18pt" style:font-size-complex="18pt"/>
    </style:style>
    <style:style style:name="T1" style:family="text">
      <style:text-properties fo:color="#ff6600" style:text-outline="true" fo:font-size="8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532cm" svg:x="4.5cm" svg:y="5.868cm">
          <draw:image xlink:href="Pictures/10000000000003B0000001A8F3FF588426D2B390.png" xlink:type="simple" xlink:show="embed" xlink:actuate="onLoad">
            <text:p/>
          </draw:image>
        </draw:frame>
        <draw:g>
          <draw:custom-shape draw:style-name="gr2" draw:text-style-name="P3" draw:layer="layout" svg:width="3.1cm" svg:height="2.7cm" svg:x="14.101cm" svg:y="6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cm" svg:height="2.7cm" svg:x="18.1cm" svg:y="6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cm" svg:height="2.7cm" svg:x="10.1cm" svg:y="6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3.1cm" svg:height="2.8cm" svg:x="14.101cm" svg:y="11.8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cm" svg:height="2.8cm" svg:x="18.1cm" svg:y="11.8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cm" svg:height="2.8cm" svg:x="10.1cm" svg:y="11.8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3.1cm" svg:height="2.8cm" svg:x="14.101cm" svg:y="8.851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cm" svg:height="2.8cm" svg:x="18.1cm" svg:y="8.851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cm" svg:height="2.8cm" svg:x="10.1cm" svg:y="8.851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0:50:53.161617763</meta:creation-date>
    <dc:date>2018-10-09T11:16:16.304562508</dc:date>
    <meta:editing-duration>PT1M6S</meta:editing-duration>
    <meta:editing-cycles>2</meta:editing-cycles>
    <meta:generator>LibreOffice/6.0.6.2$Linux_X86_64 LibreOffice_project/00m0$Build-2</meta:generator>
    <meta:document-statistic meta:object-count="13"/>
  </office:meta>
</office:document-meta>
</file>